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ootTransform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RootTransformer.startElement( String uri , String local , String qName , Attributes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RootTransformer.endElement( String uri , String local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Root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oot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Root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ootTransformer.characters( char [ ] c , int star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ootTransform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